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Pictures/100002000000001200000012FEF1C9B6E4233BB0.gif" manifest:media-type="image/gif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1.57mm" svg:height="192.24mm" svg:x="179.97mm" svg:y="12.26mm">
            <draw:object draw:notify-on-update-of-ranges="Sheet1.B1:Sheet1.B12 Sheet1.C1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time" office:time-value="PT18H00M00S" calcext:value-type="time">
            <text:p>1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lsruhe</text:p>
          </table:table-cell>
          <table:table-cell office:value-type="time" office:time-value="PT18H05M00S" calcext:value-type="time">
            <text:p>18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chsal</text:p>
          </table:table-cell>
          <table:table-cell office:value-type="time" office:time-value="PT18H17M00S" calcext:value-type="time">
            <text:p>18:17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uchsal</text:p>
          </table:table-cell>
          <table:table-cell office:value-type="time" office:time-value="PT18H18M00S" calcext:value-type="time">
            <text:p>18:18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uttgart Hbf</text:p>
          </table:table-cell>
          <table:table-cell office:value-type="time" office:time-value="PT18H49M00S" calcext:value-type="time">
            <text:p>18:49: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tuttgart Hbf</text:p>
          </table:table-cell>
          <table:table-cell office:value-type="time" office:time-value="PT18H53M00S" calcext:value-type="time">
            <text:p>18:53: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lochingen</text:p>
          </table:table-cell>
          <table:table-cell office:value-type="time" office:time-value="PT19H07M00S" calcext:value-type="time">
            <text:p>19:07: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lochingen</text:p>
          </table:table-cell>
          <table:table-cell office:value-type="time" office:time-value="PT19H09M00S" calcext:value-type="time">
            <text:p>19:09: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öppingen</text:p>
          </table:table-cell>
          <table:table-cell office:value-type="time" office:time-value="PT19H19M00S" calcext:value-type="time">
            <text:p>19:19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öppingen</text:p>
          </table:table-cell>
          <table:table-cell office:value-type="time" office:time-value="PT19H21M00S" calcext:value-type="time">
            <text:p>19:21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Ulm Hbf</text:p>
          </table:table-cell>
          <table:table-cell office:value-type="time" office:time-value="PT19H54M00S" calcext:value-type="time">
            <text:p>19:54: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Ulm Hbf</text:p>
          </table:table-cell>
          <table:table-cell office:value-type="time" office:time-value="PT19H56M00S" calcext:value-type="time">
            <text:p>19:56: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8:09:05.558731440</meta:creation-date>
    <dc:date>2018-04-25T18:22:16.454546923</dc:date>
    <meta:editing-duration>PT2M49S</meta:editing-duration>
    <meta:editing-cycles>1</meta:editing-cycles>
    <meta:document-statistic meta:table-count="1" meta:cell-count="35" meta:object-count="1"/>
    <meta:generator>LibreOffice/6.0.3.2$MacOSX_X86_64 LibreOffice_project/8f48d515416608e3a835360314dac7e47fd0b8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1200000012FEF1C9B6E4233BB0.gif"/>
      </style:chart-properties>
    </style:style>
    <style:style style:name="ch6" style:family="chart" style:data-style-name="N41">
      <style:chart-properties chart:display-label="true" chart:logarithmic="false" chart:minimum="0.75" chart:maximum="0.833333333333333" chart:interval-major="0.010416666666666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image" chart:symbol-width="0.3cm" chart:symbol-height="0.3cm" chart:link-data-style-to-source="true">
        <chart:symbol-image xlink:href="Pictures/100002000000001200000012FEF1C9B6E4233BB0.gif"/>
      </style:chart-properties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158cm" svg:height="19.225cm" xlink:href=".." xlink:type="simple" chart:class="chart:scatter" chart:style-name="ch1">
        <chart:title svg:x="14.239cm" svg:y="0.52cm" chart:style-name="ch2">
          <text:p>Path-Time-Diagram IC2267</text:p>
        </chart:title>
        <chart:subtitle svg:x="14.066cm" svg:y="1.708cm" chart:style-name="ch3">
          <text:p>created by Emre Dogan 1136685</text:p>
        </chart:subtitle>
        <chart:legend chart:legend-position="end" svg:x="31.544cm" svg:y="9.325cm" style:legend-expansion="high" chart:style-name="ch4"/>
        <chart:plot-area chart:style-name="ch5" table:cell-range-address="Sheet1.B1:Sheet1.C12" chart:data-source-has-labels="row" svg:x="1.665cm" svg:y="2.789cm" svg:width="29.196cm" svg:height="15.1cm">
          <chartooo:coordinate-region svg:x="2.316cm" svg:y="2.977cm" svg:width="27.735cm" svg:height="14.29cm"/>
          <chart:axis chart:dimension="x" chart:name="primary-x" chart:style-name="ch6">
            <chart:title svg:x="15.679cm" svg:y="18.274cm" chart:style-name="ch7">
              <text:p>time [h]</text:p>
            </chart:title>
            <chart:grid chart:style-name="ch8" chart:class="major"/>
          </chart:axis>
          <chart:axis chart:dimension="y" chart:name="primary-y" chart:style-name="ch9">
            <chart:title svg:x="0.451cm" svg:y="11.341cm" chart:style-name="ch10">
              <text:p>distance [km]</text:p>
            </chart:title>
            <chart:grid chart:style-name="ch8" chart:class="major"/>
          </chart:axis>
          <chart:series chart:style-name="ch11" chart:values-cell-range-address="Sheet1.C1:Sheet1.C12" loext:label-string="timepath" chart:class="chart:scatter">
            <chart:domain table:cell-range-address="Sheet1.B1:Sheet1.B12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pa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Sheet1.B1:Sheet1.B12</svg:desc>
                </draw:g>
              </table:table-cell>
              <table:table-cell office:value-type="float" office:value="0">
                <text:p>0</text:p>
                <draw:g>
                  <svg:desc>Sheet1.C1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3472222222222">
                <text:p>0.7534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1805555555555">
                <text:p>0.7618055555555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25">
                <text:p>0.76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4027777777778">
                <text:p>0.7840277777777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6805555555556">
                <text:p>0.7868055555555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6527777777778">
                <text:p>0.7965277777777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7916666666667">
                <text:p>0.7979166666666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4861111111111">
                <text:p>0.8048611111111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625">
                <text:p>0.806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0555555555556">
                <text:p>0.830555555555556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MacOS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